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60pt" fo:font-weight="bold" style:font-size-asian="60pt" style:font-size-complex="60pt"/>
    </style:style>
    <style:style style:name="P6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uchu Święty wołam przyjdź,</text:span><text:span text:style-name="T1"><text:line-break/></text:span><text:span text:style-name="T1">bądź jak ogień w duszy mej,</text:span><text:span text:style-name="T1"><text:line-break/></text:span><text:span text:style-name="T1">bądź jak ogień w ciele mym,</text:span><text:span text:style-name="T1"><text:line-break/></text:span><text:span text:style-name="T1">rozpal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Wszechmogący Bóg</text:span><text:span text:style-name="T2"><text:line-break/></text:span><text:span text:style-name="T2">jest pośród nas,</text:span><text:span text:style-name="T2"><text:line-break/></text:span><text:span text:style-name="T2">miłosierdzie Jego wielkie jest,</text:span><text:span text:style-name="T2"><text:line-break/></text:span><text:span text:style-name="T2">okazuje dobroć swoją dziś</text:span><text:span text:style-name="T2"><text:line-break/></text:span><text:span text:style-name="T2">dla tych,</text:span><text:span text:style-name="T2"><text:line-break/></text:span><text:span text:style-name="T2">którzy chcą miłować 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3-29T13:36:42</meta:creation-date>
    <dc:date>2013-10-22T18:58:18.662000000</dc:date>
    <dc:language>pl-PL</dc:language>
    <meta:editing-cycles>12</meta:editing-cycles>
    <meta:editing-duration>PT19M2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